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ee1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9211e" fo:font-size="20pt" style:font-size-asian="20pt" style:font-size-complex="20pt"/>
    </style:style>
    <style:style style:name="T4" style:family="text">
      <style:text-properties fo:color="#c9211e" fo:font-size="20pt" officeooo:rsid="0001ee16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What is Python?</text:span><text:span text:style-name="T5"><text:line-break/><text:line-break/>Python is a language.<text:line-break/><text:line-break/>We use it to talk to the computer.<text:line-break/><text:line-break/>The computer listens and does what we say!<text:line-break/><text:line-break/><text:line-break/><text:line-break/>---<text:line-break/></text:span><text:span text:style-name="T8"><text:line-break/>2. Print Something</text:span><text:span text:style-name="T5"><text:line-break/><text:line-break/>Command:<text:line-break/><text:line-break/>print("Hello!")<text:line-break/><text:line-break/>What happens?<text:line-break/>The computer says:<text:line-break/>Hello!<text:line-break/><text:line-break/><text:line-break/>---<text:line-break/></text:span><text:span text:style-name="T8"><text:line-break/>3. Print Your Name<text:line-break/></text:span><text:span text:style-name="T5"><text:line-break/>Command:<text:line-break/><text:line-break/>print("My name is Asha")<text:line-break/><text:line-break/>The computer will say:<text:line-break/>My name is Asha<text:line-break/><text:line-break/><text:line-break/>---<text:line-break/><text:line-break/></text:span><text:span text:style-name="T2">4. Add Numbers</text:span><text:span text:style-name="T5"><text:line-break/><text:line-break/>Command:<text:line-break/></text:span><text:soft-page-break/><text:span text:style-name="T5"><text:line-break/>print(2 + 3)<text:line-break/><text:line-break/>Answer:<text:line-break/>5<text:line-break/><text:line-break/><text:line-break/>---<text:line-break/></text:span><text:span text:style-name="T8"><text:line-break/>5. Use a Variable (Box)</text:span><text:span text:style-name="T5"><text:line-break/><text:line-break/>A variable is like a box to store something.<text:line-break/><text:line-break/>Example:<text:line-break/><text:line-break/>name = "Asha"<text:line-break/>print(name)<text:line-break/><text:line-break/>Computer remembers Asha and prints it.<text:line-break/><text:line-break/><text:line-break/>---<text:line-break/><text:line-break/><text:line-break/></text:span><text:span text:style-name="T6">Command:</text:span><text:span text:style-name="T5"><text:line-break/><text:line-break/>name = input("What is your name? ")<text:line-break/>print("Hello", name)<text:line-break/><text:line-break/>The student types their name, and Python says hello!<text:line-break/><text:line-break/><text:line-break/>---<text:line-break/><text:line-break/></text:span><text:span text:style-name="T2">7. Fun Drawing (Optional – Turtle)</text:span><text:span text:style-name="T5"><text:line-break/><text:line-break/>Command:<text:line-break/><text:line-break/>import turtle<text:line-break/>t = turtle.Turtle()<text:line-break/>t.forward(100)<text:line-break/></text:span><text:soft-page-break/><text:span text:style-name="T5"><text:line-break/>It draws a line. Say: “Let’s make the turtle walk!”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30T15:03:21.629000000</meta:creation-date>
    <dc:date>2025-04-30T15:07:12.262000000</dc:date>
    <meta:editing-duration>PT3M52S</meta:editing-duration>
    <meta:editing-cycles>1</meta:editing-cycles>
    <meta:generator>Neat_Office/6.2.8.2$Windows_x86 LibreOffice_project/</meta:generator>
    <meta:document-statistic meta:table-count="0" meta:image-count="0" meta:object-count="0" meta:page-count="3" meta:paragraph-count="1" meta:word-count="133" meta:character-count="815" meta:non-whitespace-character-count="639"/>
  </office:meta>
</office:document-meta>
</file>